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82" style:family="table-column">
      <style:table-column-properties fo:break-before="auto" style:column-width="1.6252in"/>
    </style:style>
    <style:style style:name="co83" style:family="table-column">
      <style:table-column-properties fo:break-before="auto" style:column-width="0.539in"/>
    </style:style>
    <style:style style:name="co84" style:family="table-column">
      <style:table-column-properties fo:break-before="auto" style:column-width="3.0937in"/>
    </style:style>
    <style:style style:name="co85" style:family="table-column">
      <style:table-column-properties fo:break-before="auto" style:column-width="0.9244in"/>
    </style:style>
    <style:style style:name="co86" style:family="table-column">
      <style:table-column-properties fo:break-before="auto" style:column-width="0.7984in"/>
    </style:style>
    <style:style style:name="co87" style:family="table-column">
      <style:table-column-properties fo:break-before="auto" style:column-width="1.198in"/>
    </style:style>
    <style:style style:name="co88" style:family="table-column">
      <style:table-column-properties fo:break-before="auto" style:column-width="0.7366in"/>
    </style:style>
    <style:style style:name="co89"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04" style:family="table-column">
      <style:table-column-properties fo:break-before="auto" style:column-width="1.052in"/>
    </style:style>
    <style:style style:name="co105" style:family="table-column">
      <style:table-column-properties fo:break-before="auto" style:column-width="2.7709in"/>
    </style:style>
    <style:style style:name="co106" style:family="table-column">
      <style:table-column-properties fo:break-before="auto" style:column-width="0.6146in"/>
    </style:style>
    <style:style style:name="co107" style:family="table-column">
      <style:table-column-properties fo:break-before="auto" style:column-width="2.9272in"/>
    </style:style>
    <style:style style:name="co108"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11" style:family="table-column">
      <style:table-column-properties fo:break-before="auto" style:column-width="1.8854in"/>
    </style:style>
    <style:style style:name="co112" style:family="table-column">
      <style:table-column-properties fo:break-before="auto" style:column-width="2.8335in"/>
    </style:style>
    <style:style style:name="co113"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0.8126in"/>
    </style:style>
    <style:style style:name="co118" style:family="table-column">
      <style:table-column-properties fo:break-before="auto" style:column-width="2.3228in"/>
    </style:style>
    <style:style style:name="co119" style:family="table-column">
      <style:table-column-properties fo:break-before="auto" style:column-width="3.2917in"/>
    </style:style>
    <style:style style:name="co120" style:family="table-column">
      <style:table-column-properties fo:break-before="auto" style:column-width="1.0835in"/>
    </style:style>
    <style:style style:name="co121" style:family="table-column">
      <style:table-column-properties fo:break-before="auto" style:column-width="0.9063in"/>
    </style:style>
    <style:style style:name="co122" style:family="table-column">
      <style:table-column-properties fo:break-before="auto" style:column-width="0.7811in"/>
    </style:style>
    <style:style style:name="co123" style:family="table-column">
      <style:table-column-properties fo:break-before="auto" style:column-width="1.6563in"/>
    </style:style>
    <style:style style:name="co124" style:family="table-column">
      <style:table-column-properties fo:break-before="auto" style:column-width="1.8228in"/>
    </style:style>
    <style:style style:name="co125" style:family="table-column">
      <style:table-column-properties fo:break-before="auto" style:column-width="2.2602in"/>
    </style:style>
    <style:style style:name="co126" style:family="table-column">
      <style:table-column-properties fo:break-before="auto" style:column-width="0.9346in"/>
    </style:style>
    <style:style style:name="co127" style:family="table-column">
      <style:table-column-properties fo:break-before="auto" style:column-width="5.0417in"/>
    </style:style>
    <style:style style:name="co128" style:family="table-column">
      <style:table-column-properties fo:break-before="auto" style:column-width="1.2709in"/>
    </style:style>
    <style:style style:name="co129" style:family="table-column">
      <style:table-column-properties fo:break-before="auto" style:column-width="1.0626in"/>
    </style:style>
    <style:style style:name="co130" style:family="table-column">
      <style:table-column-properties fo:break-before="auto" style:column-width="0.9075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047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63" style:family="table-row">
      <style:table-row-properties style:row-height="0.8028in" fo:break-before="auto" style:use-optimal-row-height="false"/>
    </style:style>
    <style:style style:name="ro64" style:family="table-row">
      <style:table-row-properties style:row-height="1.6728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571in" fo:break-before="auto" style:use-optimal-row-height="true"/>
    </style:style>
    <style:style style:name="ro67" style:family="table-row">
      <style:table-row-properties style:row-height="2.9618in" fo:break-before="auto" style:use-optimal-row-height="true"/>
    </style:style>
    <style:style style:name="ro68" style:family="table-row">
      <style:table-row-properties style:row-height="1.95in" fo:break-before="auto" style:use-optimal-row-height="false"/>
    </style:style>
    <style:style style:name="ro69" style:family="table-row">
      <style:table-row-properties style:row-height="3.1457in" fo:break-before="auto" style:use-optimal-row-height="true"/>
    </style:style>
    <style:style style:name="ro70" style:family="table-row">
      <style:table-row-properties style:row-height="3.2252in" fo:break-before="auto" style:use-optimal-row-height="false"/>
    </style:style>
    <style:style style:name="ro71" style:family="table-row">
      <style:table-row-properties style:row-height="2.5929in" fo:break-before="auto" style:use-optimal-row-height="true"/>
    </style:style>
    <style:style style:name="ro72" style:family="table-row">
      <style:table-row-properties style:row-height="2.0409in" fo:break-before="auto" style:use-optimal-row-height="true"/>
    </style:style>
    <style:style style:name="ro73"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86"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99" style:family="table-row">
      <style:table-row-properties style:row-height="1.4in" fo:break-before="auto" style:use-optimal-row-height="false"/>
    </style:style>
    <style:style style:name="ro100" style:family="table-row">
      <style:table-row-properties style:row-height="1.5417in" fo:break-before="auto" style:use-optimal-row-height="false"/>
    </style:style>
    <style:style style:name="ro101" style:family="table-row">
      <style:table-row-properties style:row-height="1.6083in" fo:break-before="auto" style:use-optimal-row-height="false"/>
    </style:style>
    <style:style style:name="ro102" style:family="table-row">
      <style:table-row-properties style:row-height="1.3354in" fo:break-before="auto" style:use-optimal-row-height="false"/>
    </style:style>
    <style:style style:name="ro90" style:family="table-row">
      <style:table-row-properties style:row-height="2.2252in" fo:break-before="auto" style:use-optimal-row-height="true"/>
    </style:style>
    <style:style style:name="ro103" style:family="table-row">
      <style:table-row-properties style:row-height="2.5252in" fo:break-before="auto" style:use-optimal-row-height="false"/>
    </style:style>
    <style:style style:name="ro104" style:family="table-row">
      <style:table-row-properties style:row-height="2.2335in" fo:break-before="auto" style:use-optimal-row-height="false"/>
    </style:style>
    <style:style style:name="ro105" style:family="table-row">
      <style:table-row-properties style:row-height="2.2835in" fo:break-before="auto" style:use-optimal-row-height="false"/>
    </style:style>
    <style:style style:name="ro106" style:family="table-row">
      <style:table-row-properties style:row-height="2.2583in" fo:break-before="auto" style:use-optimal-row-height="false"/>
    </style:style>
    <style:style style:name="ro107"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299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8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94" style:family="table-row">
      <style:table-row-properties style:row-height="0.3846in" fo:break-before="auto" style:use-optimal-row-height="true"/>
    </style:style>
    <style:style style:name="ro138" style:family="table-row">
      <style:table-row-properties style:row-height="0.2118in" fo:break-before="auto" style:use-optimal-row-height="true"/>
    </style:style>
    <style:style style:name="ro139" style:family="table-row">
      <style:table-row-properties style:row-height="0.2173in" fo:break-before="auto" style:use-optimal-row-height="true"/>
    </style:style>
    <style:style style:name="ro140" style:family="table-row">
      <style:table-row-properties style:row-height="0.5799in" fo:break-before="auto" style:use-optimal-row-height="true"/>
    </style:style>
    <style:style style:name="ro141" style:family="table-row">
      <style:table-row-properties style:row-height="1.8854in" fo:break-before="auto" style:use-optimal-row-height="false"/>
    </style:style>
    <style:style style:name="ro142" style:family="table-row">
      <style:table-row-properties style:row-height="2.0228in" fo:break-before="auto" style:use-optimal-row-height="false"/>
    </style:style>
    <style:style style:name="ro143" style:family="table-row">
      <style:table-row-properties style:row-height="1.6689in" fo:break-before="auto" style:use-optimal-row-height="false"/>
    </style:style>
    <style:style style:name="ro144" style:family="table-row">
      <style:table-row-properties style:row-height="1.5134in" fo:break-before="auto" style:use-optimal-row-height="true"/>
    </style:style>
    <style:style style:name="ro145" style:family="table-row">
      <style:table-row-properties style:row-height="1.6992in" fo:break-before="auto" style:use-optimal-row-height="true"/>
    </style:style>
    <style:style style:name="ro146" style:family="table-row">
      <style:table-row-properties style:row-height="1.3264in" fo:break-before="auto" style:use-optimal-row-height="true"/>
    </style:style>
    <style:style style:name="ro147" style:family="table-row">
      <style:table-row-properties style:row-height="2.0728in" fo:break-before="auto" style:use-optimal-row-height="true"/>
    </style:style>
    <style:style style:name="ro148" style:family="table-row">
      <style:table-row-properties style:row-height="2.2591in" fo:break-before="auto" style:use-optimal-row-height="true"/>
    </style:style>
    <style:style style:name="ro149" style:family="table-row">
      <style:table-row-properties style:row-height="2.4457in" fo:break-before="auto" style:use-optimal-row-height="true"/>
    </style:style>
    <style:style style:name="ro150" style:family="table-row">
      <style:table-row-properties style:row-height="0.9535in" fo:break-before="auto" style:use-optimal-row-height="true"/>
    </style:style>
    <style:style style:name="ro151" style:family="table-row">
      <style:table-row-properties style:row-height="0.7665in" fo:break-before="auto" style:use-optimal-row-height="true"/>
    </style:style>
    <style:style style:name="ro152" style:family="table-row">
      <style:table-row-properties style:row-height="1.8862in" fo:break-before="auto" style:use-optimal-row-height="true"/>
    </style:style>
    <style:style style:name="ro153" style:family="table-row">
      <style:table-row-properties style:row-height="1.4209in" fo:break-before="auto" style:use-optimal-row-height="false"/>
    </style:style>
    <style:style style:name="ro154" style:family="table-row">
      <style:table-row-properties style:row-height="1.0791in" fo:break-before="auto" style:use-optimal-row-height="false"/>
    </style:style>
    <style:style style:name="ro155" style:family="table-row">
      <style:table-row-properties style:row-height="1.1398in" fo:break-before="auto" style:use-optimal-row-height="true"/>
    </style:style>
    <style:style style:name="ro156" style:family="table-row">
      <style:table-row-properties style:row-height="1.3244in" fo:break-before="auto" style:use-optimal-row-height="true"/>
    </style:style>
    <style:style style:name="ro157" style:family="table-row">
      <style:table-row-properties style:row-height="0.3937in" fo:break-before="auto" style:use-optimal-row-height="true"/>
    </style:style>
    <style:style style:name="ro158"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6" style:family="table-cell" style:parent-style-name="Default">
      <style:table-cell-properties fo:background-color="#ff0000"/>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03"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0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4"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25"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26"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8"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0" style:family="table-cell" style:parent-style-name="Default" style:data-style-name="N0">
      <style:text-properties fo:font-size="12pt" style:font-size-asian="12pt" style:font-size-complex="12pt"/>
    </style:style>
    <style:style style:name="ce12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3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3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3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3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5"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6"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9" style:family="table-cell" style:parent-style-name="Default" style:data-style-name="N0">
      <style:text-properties style:font-name="Calibri2" style:font-name-asian="Calibri2" style:font-name-complex="Calibri2"/>
    </style:style>
    <style:style style:name="ce140"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1"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42"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43" style:family="table-cell" style:parent-style-name="Default" style:data-style-name="N0">
      <style:table-cell-properties fo:background-color="#00ffff"/>
    </style:style>
    <style:style style:name="ce14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5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5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data-style-name="N0">
      <style:table-cell-properties fo:background-color="#ff0000"/>
      <style:text-properties style:font-name="Calibri5" style:font-name-asian="Arial2" style:font-name-complex="Arial2"/>
    </style:style>
    <style:style style:name="ce157" style:family="table-cell" style:parent-style-name="Default" style:data-style-name="N0">
      <style:table-cell-properties fo:background-color="#ff0000"/>
      <style:text-properties style:font-name="Arial2" style:font-name-asian="Arial2" style:font-name-complex="Arial2"/>
    </style:style>
    <style:style style:name="ce158" style:family="table-cell" style:parent-style-name="Default" style:data-style-name="N0">
      <style:text-properties style:font-name="Arial2" style:font-name-asian="Arial2" style:font-name-complex="Arial2"/>
    </style:style>
    <style:style style:name="ce15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1" style:family="table-cell" style:parent-style-name="Default">
      <style:table-cell-properties fo:background-color="#ff0000"/>
      <style:text-properties style:font-name="Calibri5"/>
    </style:style>
    <style:style style:name="ce16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6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4" style:family="table-cell" style:parent-style-name="Default" style:data-style-name="N0">
      <style:table-cell-properties fo:background-color="#cccccc" style:vertical-align="automatic"/>
      <style:text-properties style:font-name="Calibri" style:font-name-asian="Calibri" style:font-name-complex="Calibri"/>
    </style:style>
    <style:style style:name="ce165" style:family="table-cell" style:parent-style-name="Default" style:data-style-name="N0">
      <style:table-cell-properties fo:background-color="#ffff66" style:vertical-align="automatic"/>
      <style:text-properties style:font-name="Calibri" style:font-name-asian="Calibri" style:font-name-complex="Calibri"/>
    </style:style>
    <style:style style:name="ce166"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27" table:default-cell-style-name="ce1"/>
        <table:table-column table:style-name="co1" table:default-cell-style-name="ce1"/>
        <table:table-column table:style-name="co128" table:default-cell-style-name="ce1"/>
        <table:table-column table:style-name="co1" table:number-columns-repeated="13" table:default-cell-style-name="ce1"/>
        <table:table-column table:style-name="co129" table:default-cell-style-name="ce1"/>
        <table:table-column table:style-name="co130"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38">
          <table:table-cell table:number-columns-repeated="2"/>
          <table:table-cell table:style-name="ce119" office:value-type="string">
            <text:p>Mind-Alliance Channels Functional Test</text:p>
          </table:table-cell>
          <table:table-cell table:number-columns-repeated="2"/>
          <table:table-cell office:value-type="string">
            <text:p>Date</text:p>
          </table:table-cell>
          <table:table-cell table:style-name="ce138"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38">
          <table:table-cell/>
          <table:table-cell table:style-name="ce117"/>
          <table:table-cell table:style-name="ce117" office:value-type="string">
            <text:p>Category</text:p>
          </table:table-cell>
          <table:table-cell office:value-type="string">
            <text:p>Priority</text:p>
          </table:table-cell>
          <table:table-cell table:style-name="ce122" office:value-type="string">
            <text:p>Total Test Cases</text:p>
          </table:table-cell>
          <table:table-cell table:style-name="ce135" office:value-type="string">
            <text:p>Pass</text:p>
          </table:table-cell>
          <table:table-cell table:style-name="ce135" office:value-type="string">
            <text:p>Fail</text:p>
          </table:table-cell>
          <table:table-cell table:style-name="ce135" office:value-type="string">
            <text:p>Not Run</text:p>
          </table:table-cell>
          <table:table-cell table:style-name="ce135"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38">
          <table:table-cell/>
          <table:table-cell table:style-name="ce118"/>
          <table:table-cell table:style-name="ce118" office:value-type="string">
            <text:p>Channels Login</text:p>
          </table:table-cell>
          <table:table-cell table:style-name="ce118"/>
          <table:table-cell table:style-name="ce131"/>
          <table:table-cell table:style-name="ce136"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38">
          <table:table-cell/>
          <table:table-cell table:style-name="ce117" table:number-columns-repeated="2"/>
          <table:table-cell table:style-name="ce117" office:value-type="string">
            <text:p>L0</text:p>
          </table:table-cell>
          <table:table-cell table:style-name="ce132" table:formula="of:=COUNTIF([Channels_Login.B2:.B150];&quot;L0&quot;)" office:value-type="float" office:value="7">
            <text:p>7</text:p>
          </table:table-cell>
          <table:table-cell table:style-name="ce137" office:value-type="float" office:value="4">
            <text:p>4</text:p>
          </table:table-cell>
          <table:table-cell table:style-name="ce137" office:value-type="float" office:value="3">
            <text:p>3</text:p>
          </table:table-cell>
          <table:table-cell table:style-name="ce137" office:value-type="float" office:value="0">
            <text:p>0</text:p>
          </table:table-cell>
          <table:table-cell table:style-name="ce11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38">
          <table:table-cell/>
          <table:table-cell table:style-name="ce117" table:number-columns-repeated="2"/>
          <table:table-cell table:style-name="ce117" office:value-type="string">
            <text:p>L1</text:p>
          </table:table-cell>
          <table:table-cell table:style-name="ce132" table:formula="of:=COUNTIF([Channels_Login.B2:.B150];&quot;L1&quot;)" office:value-type="float" office:value="4">
            <text:p>4</text:p>
          </table:table-cell>
          <table:table-cell table:style-name="ce137" office:value-type="float" office:value="4">
            <text:p>4</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38">
          <table:table-cell/>
          <table:table-cell table:style-name="ce117" table:number-columns-repeated="2"/>
          <table:table-cell table:style-name="ce117" office:value-type="string">
            <text:p>L2</text:p>
          </table:table-cell>
          <table:table-cell table:style-name="ce133" table:formula="of:=COUNTIF([Channels_Login.B2:.B150];&quot;L2&quot;)" office:value-type="float" office:value="7">
            <text:p>7</text:p>
          </table:table-cell>
          <table:table-cell table:style-name="ce137" office:value-type="float" office:value="7">
            <text:p>7</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Channels_Login.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office:value-type="string">
            <text:p>Defect</text:p>
          </table:table-cell>
          <table:table-cell table:style-name="ce141"/>
          <table:table-cell table:number-columns-repeated="1011"/>
        </table:table-row>
        <table:table-row table:style-name="ro138">
          <table:table-cell/>
          <table:table-cell table:style-name="ce117" table:number-columns-repeated="2"/>
          <table:table-cell table:style-name="ce117" office:value-type="string">
            <text:p>L4</text:p>
          </table:table-cell>
          <table:table-cell table:style-name="ce132" table:formula="of:=COUNTIF([Channels_Login.B2:.B150];&quot;L4&quot;)" office:value-type="float" office:value="7">
            <text:p>7</text:p>
          </table:table-cell>
          <table:table-cell table:style-name="ce117" office:value-type="float" office:value="6">
            <text:p>6</text:p>
          </table:table-cell>
          <table:table-cell table:style-name="ce117" office:value-type="float" office:value="1">
            <text:p>1</text:p>
          </table:table-cell>
          <table:table-cell table:style-name="ce117" office:value-type="float" office:value="0">
            <text:p>0</text:p>
          </table:table-cell>
          <table:table-cell table:style-name="ce117" office:value-type="float" office:value="0">
            <text:p>0</text:p>
          </table:table-cell>
          <table:table-cell table:number-columns-repeated="2"/>
          <table:table-cell office:value-type="string">
            <text:p>Enhancements</text:p>
          </table:table-cell>
          <table:table-cell table:style-name="ce131"/>
          <table:table-cell table:number-columns-repeated="1011"/>
        </table:table-row>
        <table:table-row table:style-name="ro138">
          <table:table-cell/>
          <table:table-cell table:style-name="ce118"/>
          <table:table-cell table:style-name="ce118" office:value-type="string">
            <text:p>Home Page</text:p>
          </table:table-cell>
          <table:table-cell table:style-name="ce118" table:number-columns-repeated="2"/>
          <table:table-cell table:style-name="ce136" table:number-columns-repeated="4"/>
          <table:table-cell table:number-columns-repeated="2"/>
          <table:table-cell table:style-name="ce139" office:value-type="string">
            <text:p>Closed</text:p>
          </table:table-cell>
          <table:table-cell table:style-name="ce19"/>
          <table:table-cell table:number-columns-repeated="1011"/>
        </table:table-row>
        <table:table-row table:style-name="ro138">
          <table:table-cell/>
          <table:table-cell table:style-name="ce117" table:number-columns-repeated="2"/>
          <table:table-cell table:style-name="ce117" office:value-type="string">
            <text:p>L0</text:p>
          </table:table-cell>
          <table:table-cell table:style-name="ce132" table:formula="of:=COUNTIF([Home_Page.B2:.B150];&quot;L0&quot;)" office:value-type="float" office:value="26">
            <text:p>26</text:p>
          </table:table-cell>
          <table:table-cell table:style-name="ce137" office:value-type="float" office:value="25">
            <text:p>25</text:p>
          </table:table-cell>
          <table:table-cell table:style-name="ce137" office:value-type="float" office:value="1">
            <text:p>1</text:p>
          </table:table-cell>
          <table:table-cell table:style-name="ce137" office:value-type="float" office:value="0">
            <text:p>0</text:p>
          </table:table-cell>
          <table:table-cell table:style-name="ce117" office:value-type="float" office:value="0">
            <text:p>0</text:p>
          </table:table-cell>
          <table:table-cell table:number-columns-repeated="2"/>
          <table:table-cell office:value-type="string">
            <text:p>Query</text:p>
          </table:table-cell>
          <table:table-cell table:style-name="ce142"/>
          <table:table-cell table:number-columns-repeated="1011"/>
        </table:table-row>
        <table:table-row table:style-name="ro138">
          <table:table-cell/>
          <table:table-cell table:style-name="ce117" table:number-columns-repeated="2"/>
          <table:table-cell table:style-name="ce117" office:value-type="string">
            <text:p>L1</text:p>
          </table:table-cell>
          <table:table-cell table:style-name="ce132" table:formula="of:=COUNTIF([Home_Page.B2:.B150];&quot;L1&quot;)" office:value-type="float" office:value="15">
            <text:p>15</text:p>
          </table:table-cell>
          <table:table-cell table:style-name="ce137" office:value-type="float" office:value="12">
            <text:p>12</text:p>
          </table:table-cell>
          <table:table-cell table:style-name="ce137" office:value-type="float" office:value="3">
            <text:p>3</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39" office:value-type="string">
            <text:p>Blocked</text:p>
          </table:table-cell>
          <table:table-cell table:style-name="ce143"/>
          <table:table-cell table:style-name="ce24" table:number-columns-repeated="5"/>
          <table:table-cell table:number-columns-repeated="1006"/>
        </table:table-row>
        <table:table-row table:style-name="ro138">
          <table:table-cell/>
          <table:table-cell table:style-name="ce117" table:number-columns-repeated="2"/>
          <table:table-cell table:style-name="ce117" office:value-type="string">
            <text:p>L2</text:p>
          </table:table-cell>
          <table:table-cell table:style-name="ce132" table:formula="of:=COUNTIF([Home_Page.B2:.B150];&quot;L2&quot;)" office:value-type="float" office:value="15">
            <text:p>15</text:p>
          </table:table-cell>
          <table:table-cell table:style-name="ce137" office:value-type="float" office:value="12">
            <text:p>12</text:p>
          </table:table-cell>
          <table:table-cell table:style-name="ce137" office:value-type="float" office:value="3">
            <text:p>3</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39" office:value-type="string">
            <text:p>Sometimes</text:p>
          </table:table-cell>
          <table:table-cell table:style-name="ce22"/>
          <table:table-cell table:style-name="ce24" table:number-columns-repeated="5"/>
          <table:table-cell table:number-columns-repeated="1006"/>
        </table:table-row>
        <table:table-row table:style-name="ro138">
          <table:table-cell/>
          <table:table-cell table:style-name="ce117" table:number-columns-repeated="2"/>
          <table:table-cell table:style-name="ce117" office:value-type="string">
            <text:p>L3</text:p>
          </table:table-cell>
          <table:table-cell table:style-name="ce132" table:formula="of:=COUNTIF([Home_Page.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40" office:value-type="string">
            <text:p>Category</text:p>
          </table:table-cell>
          <table:table-cell table:style-name="ce140"/>
          <table:table-cell table:style-name="ce122" office:value-type="string">
            <text:p>Total Test Cases</text:p>
          </table:table-cell>
          <table:table-cell table:style-name="ce122" office:value-type="string">
            <text:p>Pass</text:p>
          </table:table-cell>
          <table:table-cell table:style-name="ce122" office:value-type="string">
            <text:p>Fail</text:p>
          </table:table-cell>
          <table:table-cell table:style-name="ce122" office:value-type="string">
            <text:p>Not Run</text:p>
          </table:table-cell>
          <table:table-cell table:style-name="ce122" office:value-type="string">
            <text:p>Block</text:p>
          </table:table-cell>
          <table:table-cell table:style-name="ce148" office:value-type="string">
            <text:p>Automatable</text:p>
          </table:table-cell>
          <table:table-cell table:style-name="ce148" office:value-type="string">
            <text:p>Automated</text:p>
          </table:table-cell>
          <table:table-cell table:number-columns-repeated="1004"/>
        </table:table-row>
        <table:table-row table:style-name="ro138">
          <table:table-cell/>
          <table:table-cell table:style-name="ce117" table:number-columns-repeated="2"/>
          <table:table-cell table:style-name="ce117" office:value-type="string">
            <text:p>L4</text:p>
          </table:table-cell>
          <table:table-cell table:style-name="ce132" table:formula="of:=COUNTIF([Home_Page.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Channels Login</text:p>
          </table:table-cell>
          <table:table-cell table:style-name="ce117"/>
          <table:table-cell table:style-name="ce132" table:formula="of:=SUM([.E6:.E10])" office:value-type="float" office:value="25">
            <text:p>25</text:p>
          </table:table-cell>
          <table:table-cell table:style-name="ce132" table:formula="of:=SUM([.F6:.F10])" office:value-type="float" office:value="21">
            <text:p>21</text:p>
          </table:table-cell>
          <table:table-cell table:style-name="ce132" table:formula="of:=SUM([.G6:.G10])" office:value-type="float" office:value="4">
            <text:p>4</text:p>
          </table:table-cell>
          <table:table-cell table:style-name="ce132" office:value-type="float" office:value="0">
            <text:p>0</text:p>
          </table:table-cell>
          <table:table-cell table:style-name="ce132" office:value-type="float" office:value="0">
            <text:p>0</text:p>
          </table:table-cell>
          <table:table-cell table:style-name="ce149" office:value-type="float" office:value="13">
            <text:p>13</text:p>
          </table:table-cell>
          <table:table-cell table:style-name="ce149" office:value-type="float" office:value="9">
            <text:p>9</text:p>
          </table:table-cell>
          <table:table-cell table:number-columns-repeated="1004"/>
        </table:table-row>
        <table:table-row table:style-name="ro138">
          <table:table-cell/>
          <table:table-cell table:style-name="ce118"/>
          <table:table-cell table:style-name="ce118" office:value-type="string">
            <text:p>Channels Admin</text:p>
          </table:table-cell>
          <table:table-cell table:style-name="ce118" table:number-columns-repeated="2"/>
          <table:table-cell table:style-name="ce136" table:number-columns-repeated="4"/>
          <table:table-cell table:number-columns-repeated="2"/>
          <table:table-cell table:style-name="ce117" office:value-type="string">
            <text:p>Home Page</text:p>
          </table:table-cell>
          <table:table-cell table:style-name="ce117"/>
          <table:table-cell table:style-name="ce132" table:formula="of:=SUM([.E12:.E16])" office:value-type="float" office:value="56">
            <text:p>56</text:p>
          </table:table-cell>
          <table:table-cell table:style-name="ce132" table:formula="of:=SUM([.F12:.F16])" office:value-type="float" office:value="49">
            <text:p>49</text:p>
          </table:table-cell>
          <table:table-cell table:style-name="ce132" table:formula="of:=SUM([.G12:.G16])" office:value-type="float" office:value="7">
            <text:p>7</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33">
            <text:p>33</text:p>
          </table:table-cell>
          <table:table-cell table:style-name="ce149" office:value-type="float" office:value="22">
            <text:p>22</text:p>
          </table:table-cell>
          <table:table-cell table:number-columns-repeated="1004"/>
        </table:table-row>
        <table:table-row table:style-name="ro138">
          <table:table-cell/>
          <table:table-cell table:style-name="ce117" table:number-columns-repeated="2"/>
          <table:table-cell table:style-name="ce117" office:value-type="string">
            <text:p>L0</text:p>
          </table:table-cell>
          <table:table-cell table:style-name="ce132" table:formula="of:=COUNTIF([Channels_Admin.B2:.B150];&quot;L0&quot;)" office:value-type="float" office:value="13">
            <text:p>13</text:p>
          </table:table-cell>
          <table:table-cell table:style-name="ce137" office:value-type="float" office:value="11">
            <text:p>11</text:p>
          </table:table-cell>
          <table:table-cell table:style-name="ce137" office:value-type="float" office:value="2">
            <text:p>2</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Channels Admin</text:p>
          </table:table-cell>
          <table:table-cell table:style-name="ce117"/>
          <table:table-cell table:style-name="ce132" table:formula="of:=SUM([.E18:.E22])" office:value-type="float" office:value="36">
            <text:p>36</text:p>
          </table:table-cell>
          <table:table-cell table:style-name="ce132" table:formula="of:=SUM([.F18:.F22])" office:value-type="float" office:value="25">
            <text:p>25</text:p>
          </table:table-cell>
          <table:table-cell table:style-name="ce132" table:formula="of:=SUM([.G18:.G22])" office:value-type="float" office:value="11">
            <text:p>11</text:p>
          </table:table-cell>
          <table:table-cell table:style-name="ce132" office:value-type="float" office:value="0">
            <text:p>0</text:p>
          </table:table-cell>
          <table:table-cell table:style-name="ce132" office:value-type="float" office:value="0">
            <text:p>0</text:p>
          </table:table-cell>
          <table:table-cell table:style-name="ce149" office:value-type="float" office:value="20">
            <text:p>20</text:p>
          </table:table-cell>
          <table:table-cell table:style-name="ce149" office:value-type="float" office:value="18">
            <text:p>18</text:p>
          </table:table-cell>
          <table:table-cell table:number-columns-repeated="1004"/>
        </table:table-row>
        <table:table-row table:style-name="ro138">
          <table:table-cell/>
          <table:table-cell table:style-name="ce117" table:number-columns-repeated="2"/>
          <table:table-cell table:style-name="ce117" office:value-type="string">
            <text:p>L1</text:p>
          </table:table-cell>
          <table:table-cell table:style-name="ce132" table:formula="of:=COUNTIF([Channels_Admin.B2:.B150];&quot;L1&quot;)" office:value-type="float" office:value="5">
            <text:p>5</text:p>
          </table:table-cell>
          <table:table-cell table:style-name="ce137" office:value-type="float" office:value="5">
            <text:p>5</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Display Control</text:p>
          </table:table-cell>
          <table:table-cell table:style-name="ce117"/>
          <table:table-cell table:style-name="ce132" table:formula="of:=SUM([.E24:.E28])" office:value-type="float" office:value="7">
            <text:p>7</text:p>
          </table:table-cell>
          <table:table-cell table:style-name="ce132" table:formula="of:=SUM([.F24:.F28])" office:value-type="float" office:value="7">
            <text:p>7</text:p>
          </table:table-cell>
          <table:table-cell table:style-name="ce132" table:formula="of:=SUM([.G24:.G28])"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7">
            <text:p>7</text:p>
          </table:table-cell>
          <table:table-cell table:style-name="ce149" office:value-type="float" office:value="7">
            <text:p>7</text:p>
          </table:table-cell>
          <table:table-cell table:number-columns-repeated="1004"/>
        </table:table-row>
        <table:table-row table:style-name="ro138">
          <table:table-cell/>
          <table:table-cell table:style-name="ce117" table:number-columns-repeated="2"/>
          <table:table-cell table:style-name="ce117" office:value-type="string">
            <text:p>L2</text:p>
          </table:table-cell>
          <table:table-cell table:style-name="ce132" table:formula="of:=COUNTIF([Channels_Admin.B2:.B150];&quot;L2&quot;)" office:value-type="float" office:value="18">
            <text:p>18</text:p>
          </table:table-cell>
          <table:table-cell table:style-name="ce137" office:value-type="float" office:value="9">
            <text:p>9</text:p>
          </table:table-cell>
          <table:table-cell table:style-name="ce137" office:value-type="float" office:value="9">
            <text:p>9</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Channels Command</text:p>
          </table:table-cell>
          <table:table-cell table:style-name="ce117"/>
          <table:table-cell table:style-name="ce132" table:formula="of:=SUM([.E30:.E34])" office:value-type="float" office:value="27">
            <text:p>27</text:p>
          </table:table-cell>
          <table:table-cell table:style-name="ce132" table:formula="of:=SUM([.F30:.F34])" office:value-type="float" office:value="27">
            <text:p>27</text:p>
          </table:table-cell>
          <table:table-cell table:style-name="ce132" table:formula="of:=SUM([.G30:.G34])"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27">
            <text:p>27</text:p>
          </table:table-cell>
          <table:table-cell table:style-name="ce149" office:value-type="float" office:value="27">
            <text:p>27</text:p>
          </table:table-cell>
          <table:table-cell table:number-columns-repeated="1004"/>
        </table:table-row>
        <table:table-row table:style-name="ro138">
          <table:table-cell/>
          <table:table-cell table:style-name="ce117" table:number-columns-repeated="2"/>
          <table:table-cell table:style-name="ce117" office:value-type="string">
            <text:p>L3</text:p>
          </table:table-cell>
          <table:table-cell table:style-name="ce132" table:formula="of:=COUNTIF([Channels_Admin.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Collaboration Panel</text:p>
          </table:table-cell>
          <table:table-cell/>
          <table:table-cell table:style-name="ce132" table:formula="of:=SUM([.E36:.E40])" office:value-type="float" office:value="27">
            <text:p>27</text:p>
          </table:table-cell>
          <table:table-cell table:style-name="ce132" table:formula="of:=SUM([.F36:.F40])" office:value-type="float" office:value="26">
            <text:p>26</text:p>
          </table:table-cell>
          <table:table-cell table:style-name="ce132" table:formula="of:=SUM([.G36:.G40])"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24">
            <text:p>24</text:p>
          </table:table-cell>
          <table:table-cell table:style-name="ce149" office:value-type="float" office:value="12">
            <text:p>12</text:p>
          </table:table-cell>
          <table:table-cell table:number-columns-repeated="1004"/>
        </table:table-row>
        <table:table-row table:style-name="ro138">
          <table:table-cell/>
          <table:table-cell table:style-name="ce117" table:number-columns-repeated="2"/>
          <table:table-cell table:style-name="ce117" office:value-type="string">
            <text:p>L4</text:p>
          </table:table-cell>
          <table:table-cell table:style-name="ce132" table:formula="of:=COUNTIF([Channels_Admin.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Plan and Segment Bar</text:p>
          </table:table-cell>
          <table:table-cell/>
          <table:table-cell table:style-name="ce132" table:formula="of:=SUM([.E42:.E46])" office:value-type="float" office:value="29">
            <text:p>29</text:p>
          </table:table-cell>
          <table:table-cell table:style-name="ce132" table:formula="of:=SUM([.F42:.F46])" office:value-type="float" office:value="20">
            <text:p>20</text:p>
          </table:table-cell>
          <table:table-cell table:style-name="ce132" table:formula="of:=SUM([.G42:.G46])" office:value-type="float" office:value="9">
            <text:p>9</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21">
            <text:p>21</text:p>
          </table:table-cell>
          <table:table-cell table:style-name="ce149" office:value-type="float" office:value="20">
            <text:p>20</text:p>
          </table:table-cell>
          <table:table-cell table:number-columns-repeated="1004"/>
        </table:table-row>
        <table:table-row table:style-name="ro138">
          <table:table-cell/>
          <table:table-cell table:style-name="ce118"/>
          <table:table-cell table:style-name="ce118" office:value-type="string">
            <text:p>Display Control</text:p>
          </table:table-cell>
          <table:table-cell table:style-name="ce118" table:number-columns-repeated="2"/>
          <table:table-cell table:style-name="ce136" table:number-columns-repeated="4"/>
          <table:table-cell table:number-columns-repeated="2"/>
          <table:table-cell table:style-name="ce117" office:value-type="string">
            <text:p>Task and Flow Panel</text:p>
          </table:table-cell>
          <table:table-cell/>
          <table:table-cell table:style-name="ce132" table:formula="of:=SUM([.E48:.E52])" office:value-type="float" office:value="93">
            <text:p>93</text:p>
          </table:table-cell>
          <table:table-cell table:style-name="ce132" table:formula="of:=SUM([.F48:.F52])" office:value-type="float" office:value="89">
            <text:p>89</text:p>
          </table:table-cell>
          <table:table-cell table:style-name="ce132" table:formula="of:=SUM([.G48:.G52])" office:value-type="float" office:value="4">
            <text:p>4</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92">
            <text:p>92</text:p>
          </table:table-cell>
          <table:table-cell table:style-name="ce149" office:value-type="float" office:value="9">
            <text:p>9</text:p>
          </table:table-cell>
          <table:table-cell table:number-columns-repeated="1004"/>
        </table:table-row>
        <table:table-row table:style-name="ro138">
          <table:table-cell/>
          <table:table-cell table:style-name="ce117" table:number-columns-repeated="2"/>
          <table:table-cell table:style-name="ce117" office:value-type="string">
            <text:p>L0</text:p>
          </table:table-cell>
          <table:table-cell table:style-name="ce132" table:formula="of:=COUNTIF([Display_Control.B2:.B150];&quot;L0&quot;)" office:value-type="float" office:value="7">
            <text:p>7</text:p>
          </table:table-cell>
          <table:table-cell table:style-name="ce137" office:value-type="float" office:value="7">
            <text:p>7</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Entities</text:p>
          </table:table-cell>
          <table:table-cell/>
          <table:table-cell table:style-name="ce132" table:formula="of:=SUM([.E54:.E58])" office:value-type="float" office:value="183">
            <text:p>183</text:p>
          </table:table-cell>
          <table:table-cell table:style-name="ce132" table:formula="of:=SUM([.F54:.F58])" office:value-type="float" office:value="150">
            <text:p>150</text:p>
          </table:table-cell>
          <table:table-cell table:style-name="ce132" table:formula="of:=SUM([.G54:.G58])" office:value-type="float" office:value="32">
            <text:p>32</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148">
            <text:p>148</text:p>
          </table:table-cell>
          <table:table-cell table:style-name="ce149" table:formula="of:=COUNTIF([Entities.J2:.J227];&quot;YES&quot;)" office:value-type="float" office:value="53">
            <text:p>53</text:p>
          </table:table-cell>
          <table:table-cell table:number-columns-repeated="1004"/>
        </table:table-row>
        <table:table-row table:style-name="ro138">
          <table:table-cell/>
          <table:table-cell table:style-name="ce117" table:number-columns-repeated="2"/>
          <table:table-cell table:style-name="ce117" office:value-type="string">
            <text:p>L1</text:p>
          </table:table-cell>
          <table:table-cell table:style-name="ce132" table:formula="of:=COUNTIF([Display_Control.B2:.B150];&quot;L1&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Information Flow Map</text:p>
          </table:table-cell>
          <table:table-cell/>
          <table:table-cell table:style-name="ce132" table:formula="of:=SUM([.E60:.E64])" office:value-type="float" office:value="11">
            <text:p>11</text:p>
          </table:table-cell>
          <table:table-cell table:style-name="ce132" table:formula="of:=SUM([.F60:.F64])" office:value-type="float" office:value="0">
            <text:p>0</text:p>
          </table:table-cell>
          <table:table-cell table:style-name="ce132" table:formula="of:=SUM([.G60:.G64])"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11">
            <text:p>11</text:p>
          </table:table-cell>
          <table:table-cell table:style-name="ce149"/>
          <table:table-cell table:number-columns-repeated="1004"/>
        </table:table-row>
        <table:table-row table:style-name="ro138">
          <table:table-cell/>
          <table:table-cell table:style-name="ce117" table:number-columns-repeated="2"/>
          <table:table-cell table:style-name="ce117" office:value-type="string">
            <text:p>L2</text:p>
          </table:table-cell>
          <table:table-cell table:style-name="ce132" table:formula="of:=COUNTIF([Display_Control.B2:.B15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Information Sharing Guidelines for all Participants( Admin &amp; Planner )</text:p>
          </table:table-cell>
          <table:table-cell/>
          <table:table-cell table:style-name="ce132" table:formula="of:=SUM([.E66:.E70])" office:value-type="float" office:value="13">
            <text:p>13</text:p>
          </table:table-cell>
          <table:table-cell table:style-name="ce132" table:formula="of:=SUM([.F66:.F70])" office:value-type="float" office:value="12">
            <text:p>12</text:p>
          </table:table-cell>
          <table:table-cell table:style-name="ce132" table:formula="of:=SUM([.G66:.G70])"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12">
            <text:p>12</text:p>
          </table:table-cell>
          <table:table-cell table:style-name="ce149"/>
          <table:table-cell table:number-columns-repeated="1004"/>
        </table:table-row>
        <table:table-row table:style-name="ro138">
          <table:table-cell/>
          <table:table-cell table:style-name="ce117" table:number-columns-repeated="2"/>
          <table:table-cell table:style-name="ce117" office:value-type="string">
            <text:p>L3</text:p>
          </table:table-cell>
          <table:table-cell table:style-name="ce132" table:formula="of:=COUNTIF([Display_Control.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Assignments &amp; Commitments</text:p>
          </table:table-cell>
          <table:table-cell/>
          <table:table-cell table:style-name="ce132" table:formula="of:=SUM([.E72:.E76])" office:value-type="float" office:value="13">
            <text:p>13</text:p>
          </table:table-cell>
          <table:table-cell table:style-name="ce132" table:formula="of:=SUM([.F72:.F76])" office:value-type="float" office:value="13">
            <text:p>13</text:p>
          </table:table-cell>
          <table:table-cell table:style-name="ce132" table:formula="of:=SUM([.G72:.G7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13">
            <text:p>13</text:p>
          </table:table-cell>
          <table:table-cell table:style-name="ce149"/>
          <table:table-cell table:number-columns-repeated="1004"/>
        </table:table-row>
        <table:table-row table:style-name="ro138">
          <table:table-cell/>
          <table:table-cell table:style-name="ce117" table:number-columns-repeated="2"/>
          <table:table-cell table:style-name="ce117" office:value-type="string">
            <text:p>L4</text:p>
          </table:table-cell>
          <table:table-cell table:style-name="ce132" table:formula="of:=COUNTIF([Display_Control.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Lock Functionality</text:p>
          </table:table-cell>
          <table:table-cell/>
          <table:table-cell table:style-name="ce132" table:formula="of:=SUM([.E78:.E82])" office:value-type="float" office:value="14">
            <text:p>14</text:p>
          </table:table-cell>
          <table:table-cell table:style-name="ce132" table:formula="of:=SUM([.F78:.F82])" office:value-type="float" office:value="14">
            <text:p>14</text:p>
          </table:table-cell>
          <table:table-cell table:style-name="ce132" table:formula="of:=SUM([.G78:.G82])"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9" office:value-type="float" office:value="13">
            <text:p>13</text:p>
          </table:table-cell>
          <table:table-cell table:style-name="ce149"/>
          <table:table-cell table:number-columns-repeated="1004"/>
        </table:table-row>
        <table:table-row table:style-name="ro138">
          <table:table-cell/>
          <table:table-cell table:style-name="ce118"/>
          <table:table-cell table:style-name="ce118" office:value-type="string">
            <text:p>Channels Command Execution</text:p>
          </table:table-cell>
          <table:table-cell table:style-name="ce118" table:number-columns-repeated="2"/>
          <table:table-cell table:style-name="ce136" table:number-columns-repeated="4"/>
          <table:table-cell table:number-columns-repeated="2"/>
          <table:table-cell table:style-name="ce117" office:value-type="string">
            <text:p>My Information Sharing Guidelines ( User )</text:p>
          </table:table-cell>
          <table:table-cell/>
          <table:table-cell table:style-name="ce132" table:formula="of:=SUM([.E84:.E88])" office:value-type="float" office:value="4">
            <text:p>4</text:p>
          </table:table-cell>
          <table:table-cell table:style-name="ce132" table:formula="of:=SUM([.F84:.F88])" office:value-type="float" office:value="3">
            <text:p>3</text:p>
          </table:table-cell>
          <table:table-cell table:style-name="ce132" table:formula="of:=SUM([.G84:.G88])"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49" office:value-type="float" office:value="3">
            <text:p>3</text:p>
          </table:table-cell>
          <table:table-cell table:style-name="ce149"/>
          <table:table-cell table:number-columns-repeated="1004"/>
        </table:table-row>
        <table:table-row table:style-name="ro138">
          <table:table-cell/>
          <table:table-cell table:style-name="ce117" table:number-columns-repeated="2"/>
          <table:table-cell table:style-name="ce117" office:value-type="string">
            <text:p>L0</text:p>
          </table:table-cell>
          <table:table-cell table:style-name="ce132" table:formula="of:=COUNTIF([Channels_Command_Execution.B2:.B150];&quot;L0&quot;)" office:value-type="float" office:value="27">
            <text:p>27</text:p>
          </table:table-cell>
          <table:table-cell table:style-name="ce137" office:value-type="float" office:value="27">
            <text:p>27</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Issue Summary Report</text:p>
          </table:table-cell>
          <table:table-cell/>
          <table:table-cell table:style-name="ce132" table:formula="of:=SUM([.E90:.E94])" office:value-type="float" office:value="3">
            <text:p>3</text:p>
          </table:table-cell>
          <table:table-cell table:style-name="ce132" table:formula="of:=SUM([.F90:.F94])" office:value-type="float" office:value="3">
            <text:p>3</text:p>
          </table:table-cell>
          <table:table-cell table:style-name="ce132" table:formula="of:=SUM([.G90:.G94])"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9" office:value-type="float" office:value="3">
            <text:p>3</text:p>
          </table:table-cell>
          <table:table-cell table:style-name="ce149"/>
          <table:table-cell table:number-columns-repeated="1004"/>
        </table:table-row>
        <table:table-row table:style-name="ro138">
          <table:table-cell/>
          <table:table-cell table:style-name="ce117" table:number-columns-repeated="2"/>
          <table:table-cell table:style-name="ce117" office:value-type="string">
            <text:p>L1</text:p>
          </table:table-cell>
          <table:table-cell table:style-name="ce132" table:formula="of:=COUNTIF([Channels_Command_Execution.B2:.B150];&quot;L1&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3"/>
          <table:table-cell table:style-name="ce144" office:value-type="string">
            <text:p>Total</text:p>
          </table:table-cell>
          <table:table-cell table:style-name="ce145" table:formula="of:=SUM([.N16:.N30])" office:value-type="float" office:value="541">
            <text:p>541</text:p>
          </table:table-cell>
          <table:table-cell table:style-name="ce145" table:formula="of:=SUM([.O16:.O30])" office:value-type="float" office:value="459">
            <text:p>459</text:p>
          </table:table-cell>
          <table:table-cell table:style-name="ce145" table:formula="of:=SUM([.P16:.P30])" office:value-type="float" office:value="70">
            <text:p>70</text:p>
          </table:table-cell>
          <table:table-cell table:style-name="ce145" office:value-type="float" office:value="0">
            <text:p>0</text:p>
          </table:table-cell>
          <table:table-cell table:style-name="ce145" office:value-type="float" office:value="0">
            <text:p>0</text:p>
          </table:table-cell>
          <table:table-cell table:style-name="ce150" table:formula="of:=SUM([.S16:.S30])" office:value-type="float" office:value="440">
            <text:p>440</text:p>
          </table:table-cell>
          <table:table-cell table:style-name="ce151" table:formula="of:=SUM([.T16:.T30])" office:value-type="float" office:value="177">
            <text:p>177</text:p>
          </table:table-cell>
          <table:table-cell table:number-columns-repeated="1004"/>
        </table:table-row>
        <table:table-row table:style-name="ro138">
          <table:table-cell/>
          <table:table-cell table:style-name="ce117" table:number-columns-repeated="2"/>
          <table:table-cell table:style-name="ce117" office:value-type="string">
            <text:p>L2</text:p>
          </table:table-cell>
          <table:table-cell table:style-name="ce132" table:formula="of:=COUNTIF([Channels_Command_Execution.B2:.B15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Channels_Command_Execution.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Channels_Command_Execution.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Collaboration Panel</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Collaboration_Panel.B2:.B150];&quot;L0&quot;)" office:value-type="float" office:value="11">
            <text:p>11</text:p>
          </table:table-cell>
          <table:table-cell table:style-name="ce137" office:value-type="float" office:value="10">
            <text:p>10</text:p>
          </table:table-cell>
          <table:table-cell table:style-name="ce137" office:value-type="float" office:value="1">
            <text:p>1</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Collaboration_Panel.B2:.B150];&quot;L1&quot;)" office:value-type="float" office:value="16">
            <text:p>16</text:p>
          </table:table-cell>
          <table:table-cell table:style-name="ce137" office:value-type="float" office:value="16">
            <text:p>16</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Collaboration_Panel.B2:.B15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Collaboration_Panel.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Collaboration_Panel.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Plan and Segment Bar</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Plan_and_Segment_Bar.B2:.B150];&quot;L0&quot;)" office:value-type="float" office:value="16">
            <text:p>16</text:p>
          </table:table-cell>
          <table:table-cell table:style-name="ce137" office:value-type="float" office:value="10">
            <text:p>10</text:p>
          </table:table-cell>
          <table:table-cell table:style-name="ce137" office:value-type="float" office:value="6">
            <text:p>6</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Plan_and_Segment_Bar.B2:.B150];&quot;L1&quot;)" office:value-type="float" office:value="10">
            <text:p>10</text:p>
          </table:table-cell>
          <table:table-cell table:style-name="ce137" office:value-type="float" office:value="10">
            <text:p>1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Plan_and_Segment_Bar.B2:.B150];&quot;L2&quot;)" office:value-type="float" office:value="3">
            <text:p>3</text:p>
          </table:table-cell>
          <table:table-cell table:style-name="ce137" office:value-type="float" office:value="0">
            <text:p>0</text:p>
          </table:table-cell>
          <table:table-cell table:style-name="ce137" office:value-type="float" office:value="3">
            <text:p>3</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Plan_and_Segment_Bar.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Plan_and_Segment_Bar.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Task and Flow Panel</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Task_and_Flow_Panel.B2:.B150];&quot;L0&quot;)" office:value-type="float" office:value="5">
            <text:p>5</text:p>
          </table:table-cell>
          <table:table-cell table:style-name="ce137" office:value-type="float" office:value="5">
            <text:p>5</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Task_and_Flow_Panel.B2:.B150];&quot;L1&quot;)" office:value-type="float" office:value="83">
            <text:p>83</text:p>
          </table:table-cell>
          <table:table-cell table:style-name="ce137" office:value-type="float" office:value="83">
            <text:p>83</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Task_and_Flow_Panel.B2:.B150];&quot;L2&quot;)" office:value-type="float" office:value="4">
            <text:p>4</text:p>
          </table:table-cell>
          <table:table-cell table:style-name="ce137" office:value-type="float" office:value="0">
            <text:p>0</text:p>
          </table:table-cell>
          <table:table-cell table:style-name="ce137" office:value-type="float" office:value="4">
            <text:p>4</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Task_and_Flow_Panel.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Task_and_Flow_Panel.B2:.B150];&quot;L4&quot;)" office:value-type="float" office:value="1">
            <text:p>1</text:p>
          </table:table-cell>
          <table:table-cell table:style-name="ce117" office:value-type="float" office:value="1">
            <text:p>1</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Entities</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Entities.B2:.B300];&quot;L0&quot;)" office:value-type="float" office:value="19">
            <text:p>19</text:p>
          </table:table-cell>
          <table:table-cell table:style-name="ce137" office:value-type="float" office:value="12">
            <text:p>12</text:p>
          </table:table-cell>
          <table:table-cell table:style-name="ce137" office:value-type="float" office:value="7">
            <text:p>7</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Entities.B2:.B300];&quot;L1&quot;)" office:value-type="float" office:value="141">
            <text:p>141</text:p>
          </table:table-cell>
          <table:table-cell table:style-name="ce137" office:value-type="float" office:value="138">
            <text:p>138</text:p>
          </table:table-cell>
          <table:table-cell table:style-name="ce137" office:value-type="float" office:value="3">
            <text:p>3</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Entities.B2:.B300];&quot;L2&quot;)" office:value-type="float" office:value="23">
            <text:p>23</text:p>
          </table:table-cell>
          <table:table-cell table:style-name="ce137" office:value-type="float" office:value="0">
            <text:p>0</text:p>
          </table:table-cell>
          <table:table-cell table:style-name="ce137" office:value-type="float" office:value="22">
            <text:p>22</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Entities.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Entitie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Information Flow Map</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Information_Flow_map.B2:.B300];&quot;L0&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Information_Flow_map.B2:.B300];&quot;L1&quot;)" office:value-type="float" office:value="11">
            <text:p>11</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Information_Flow_map.B2:.B30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Information_Flow_map.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Information_Flow_map.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Information Sharing Guidelines for all Participants( Admin &amp; Planner )</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Information_Sharing_Guidelines_fo_all_Participants.B2:.B300];&quot;L0&quot;)" office:value-type="float" office:value="9">
            <text:p>9</text:p>
          </table:table-cell>
          <table:table-cell table:style-name="ce137" office:value-type="float" office:value="8">
            <text:p>8</text:p>
          </table:table-cell>
          <table:table-cell table:style-name="ce137" office:value-type="float" office:value="1">
            <text:p>1</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Information_Sharing_Guidelines_fo_all_Participants.B2:.B300];&quot;L1&quot;)" office:value-type="float" office:value="3">
            <text:p>3</text:p>
          </table:table-cell>
          <table:table-cell table:style-name="ce137" office:value-type="float" office:value="3">
            <text:p>3</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Information_Sharing_Guidelines_fo_all_Participants.B2:.B300];&quot;L2&quot;)" office:value-type="float" office:value="1">
            <text:p>1</text:p>
          </table:table-cell>
          <table:table-cell table:style-name="ce137" office:value-type="float" office:value="1">
            <text:p>1</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Information_Sharing_Guidelines_fo_all_Participants.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Information_Sharing_Guidelines_fo_all_Participant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Assignments &amp; Commitments</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Assignments_And_Commitments.B2:.B300];&quot;L0&quot;)" office:value-type="float" office:value="9">
            <text:p>9</text:p>
          </table:table-cell>
          <table:table-cell table:style-name="ce137" office:value-type="float" office:value="9">
            <text:p>9</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Assignments_And_Commitments.B2:.B300];&quot;L1&quot;)" office:value-type="float" office:value="3">
            <text:p>3</text:p>
          </table:table-cell>
          <table:table-cell table:style-name="ce137" office:value-type="float" office:value="3">
            <text:p>3</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Assignments_And_Commitments.B2:.B300];&quot;L2&quot;)" office:value-type="float" office:value="1">
            <text:p>1</text:p>
          </table:table-cell>
          <table:table-cell table:style-name="ce137" office:value-type="float" office:value="1">
            <text:p>1</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Assignments_And_Commitments.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Assignments_And_Commitment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9">
          <table:table-cell/>
          <table:table-cell table:style-name="ce118"/>
          <table:table-cell table:style-name="ce118" office:value-type="string">
            <text:p>Lock Functionlity</text:p>
          </table:table-cell>
          <table:table-cell table:style-name="ce118" table:number-columns-repeated="6"/>
          <table:table-cell table:number-columns-repeated="1015"/>
        </table:table-row>
        <table:table-row table:style-name="ro138">
          <table:table-cell table:number-columns-repeated="3"/>
          <table:table-cell table:style-name="ce117" office:value-type="string">
            <text:p>L0</text:p>
          </table:table-cell>
          <table:table-cell table:style-name="ce132" table:formula="of:=COUNTIF([Lock_functionality.B2:.B300];&quot;L0&quot;)" office:value-type="float" office:value="14">
            <text:p>14</text:p>
          </table:table-cell>
          <table:table-cell table:style-name="ce137" office:value-type="float" office:value="14">
            <text:p>14</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3"/>
          <table:table-cell table:style-name="ce117" office:value-type="string">
            <text:p>L1</text:p>
          </table:table-cell>
          <table:table-cell table:style-name="ce132" table:formula="of:=COUNTIF([Lock_functionality.B2:.B300];&quot;L1&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3"/>
          <table:table-cell table:style-name="ce117" office:value-type="string">
            <text:p>L2</text:p>
          </table:table-cell>
          <table:table-cell table:style-name="ce132" table:formula="of:=COUNTIF([Lock_functionality.B2:.B30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3"/>
          <table:table-cell table:style-name="ce117" office:value-type="string">
            <text:p>L3</text:p>
          </table:table-cell>
          <table:table-cell table:style-name="ce132" table:formula="of:=COUNTIF([Lock_functionality.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3"/>
          <table:table-cell table:style-name="ce117" office:value-type="string">
            <text:p>L4</text:p>
          </table:table-cell>
          <table:table-cell table:style-name="ce132" table:formula="of:=COUNTIF([Lock_functionality.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My Information Sharing Guidelines ( User )</text:p>
          </table:table-cell>
          <table:table-cell table:style-name="ce118" table:number-columns-repeated="6"/>
          <table:table-cell table:number-columns-repeated="1015"/>
        </table:table-row>
        <table:table-row table:style-name="ro138">
          <table:table-cell table:number-columns-repeated="2"/>
          <table:table-cell table:style-name="ce117"/>
          <table:table-cell table:style-name="ce117" office:value-type="string">
            <text:p>L0</text:p>
          </table:table-cell>
          <table:table-cell table:style-name="ce132" table:formula="of:=COUNTIF([My_Information_Sharing_Guidelines.B2:.B300];&quot;L0&quot;)" office:value-type="float" office:value="4">
            <text:p>4</text:p>
          </table:table-cell>
          <table:table-cell table:style-name="ce137" office:value-type="float" office:value="3">
            <text:p>3</text:p>
          </table:table-cell>
          <table:table-cell table:style-name="ce137" office:value-type="float" office:value="1">
            <text:p>1</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20"/>
          <table:table-cell table:style-name="ce117" office:value-type="string">
            <text:p>L1</text:p>
          </table:table-cell>
          <table:table-cell table:style-name="ce132" table:formula="of:=COUNTIF([My_Information_Sharing_Guidelines.B2:.B300];&quot;L1&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2</text:p>
          </table:table-cell>
          <table:table-cell table:style-name="ce132" table:formula="of:=COUNTIF([My_Information_Sharing_Guidelines.B2:.B30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3</text:p>
          </table:table-cell>
          <table:table-cell table:style-name="ce132" table:formula="of:=COUNTIF([My_Information_Sharing_Guidelines.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4</text:p>
          </table:table-cell>
          <table:table-cell table:style-name="ce132" table:formula="of:=COUNTIF([My_Information_Sharing_Guideline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Issue Summary Report</text:p>
          </table:table-cell>
          <table:table-cell table:style-name="ce118" table:number-columns-repeated="6"/>
          <table:table-cell table:number-columns-repeated="1015"/>
        </table:table-row>
        <table:table-row table:style-name="ro138">
          <table:table-cell table:number-columns-repeated="2"/>
          <table:table-cell table:style-name="ce117"/>
          <table:table-cell table:style-name="ce117" office:value-type="string">
            <text:p>L0</text:p>
          </table:table-cell>
          <table:table-cell table:style-name="ce132" table:formula="of:=COUNTIF([Issue_Summary_Report.B2:.B300];&quot;L0&quot;)" office:value-type="float" office:value="3">
            <text:p>3</text:p>
          </table:table-cell>
          <table:table-cell table:style-name="ce137" office:value-type="float" office:value="3">
            <text:p>3</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20"/>
          <table:table-cell table:style-name="ce117" office:value-type="string">
            <text:p>L1</text:p>
          </table:table-cell>
          <table:table-cell table:style-name="ce132" table:formula="of:=COUNTIF([Issue_Summary_Report.B2:.B300];&quot;L1&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2</text:p>
          </table:table-cell>
          <table:table-cell table:style-name="ce132" table:formula="of:=COUNTIF([Issue_Summary_Report.B2:.B30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3</text:p>
          </table:table-cell>
          <table:table-cell table:style-name="ce132" table:formula="of:=COUNTIF([Issue_Summary_Report.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4</text:p>
          </table:table-cell>
          <table:table-cell table:style-name="ce132" table:formula="of:=COUNTIF([Issue_Summary_Report.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number-columns-repeated="8"/>
          <table:table-cell table:number-columns-repeated="1015"/>
        </table:table-row>
        <table:table-row table:style-name="ro62">
          <table:table-cell table:number-columns-repeated="3"/>
          <table:table-cell table:style-name="ce121" office:value-type="string">
            <text:p>Total </text:p>
          </table:table-cell>
          <table:table-cell table:style-name="ce134" table:formula="of:=SUM([.E6:.E94])" office:value-type="float" office:value="541">
            <text:p>541</text:p>
          </table:table-cell>
          <table:table-cell table:number-columns-repeated="1019"/>
        </table:table-row>
        <table:table-row table:style-name="ro62">
          <table:table-cell table:number-columns-repeated="3"/>
          <table:table-cell table:style-name="ce121"/>
          <table:table-cell table:style-name="ce134"/>
          <table:table-cell table:number-columns-repeated="1019"/>
        </table:table-row>
        <table:table-row table:style-name="ro62">
          <table:table-cell table:number-columns-repeated="3"/>
          <table:table-cell table:style-name="ce121" office:value-type="string">
            <text:p>L0</text:p>
          </table:table-cell>
          <table:table-cell table:style-name="ce134"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21" office:value-type="string">
            <text:p>L1</text:p>
          </table:table-cell>
          <table:table-cell table:style-name="ce134"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21" office:value-type="string">
            <text:p>L2</text:p>
          </table:table-cell>
          <table:table-cell table:style-name="ce134"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21" office:value-type="string">
            <text:p>L3</text:p>
          </table:table-cell>
          <table:table-cell table:style-name="ce134"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21" office:value-type="string">
            <text:p>L4</text:p>
          </table:table-cell>
          <table:table-cell table:style-name="ce134"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34"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36" table:default-cell-style-name="ce51"/>
        <table:table-column table:style-name="co37" table:default-cell-style-name="ce51"/>
        <table:table-column table:style-name="co38" table:default-cell-style-name="ce75"/>
        <table:table-column table:style-name="co39" table:default-cell-style-name="ce75"/>
        <table:table-column table:style-name="co40" table:default-cell-style-name="ce75"/>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6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71"/>
          <table:table-cell table:style-name="ce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76"/>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54">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5" office:value-type="string">
            <text:p>CA0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3">
          <table:table-cell table:style-name="ce35" office:value-type="string">
            <text:p>CA0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71" office:value-type="string">
            <text:p>L2</text:p>
          </table:table-cell>
          <table:table-cell table:style-name="ce71" office:value-type="string">
            <text:p>Login to channels with access privilege as Admin from different browsers with different admin's</text:p>
          </table:table-cell>
          <table:table-cell table:style-name="ce71"/>
          <table:table-cell table:style-name="ce71" office:value-type="string">
            <text:p>1. Admin A and Admin B login to channels</text:p>
            <text:p>2. Admin A selects the plan</text:p>
            <text:p>3. Admin B deletes the same plan form the Admin page</text:p>
            <text:p>4. “Internal Error” occurred for Admin A</text:p>
          </table:table-cell>
          <table:table-cell table:style-name="ce71"/>
          <table:table-cell table:style-name="ce71" office:value-type="string">
            <text:p>1. Verify that the user should not be able to delete the plan</text:p>
          </table:table-cell>
          <table:table-cell table:style-name="ce71"/>
          <table:table-cell table:style-name="ce71" office:value-type="string">
            <text:p>PASS</text:p>
          </table:table-cell>
          <table:table-cell table:style-name="ce71" office:value-type="string">
            <text:p>NO</text:p>
          </table:table-cell>
          <table:table-cell table:style-name="ce71" office:value-type="string">
            <text:p>#69</text:p>
          </table:table-cell>
          <table:table-cell table:style-name="ce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75"/>
          <table:table-cell table:number-columns-repeated="1017"/>
        </table:table-row>
        <table:table-row table:style-name="ro62" table:number-rows-repeated="33">
          <table:table-cell table:number-columns-repeated="3"/>
          <table:table-cell table:style-name="ce58"/>
          <table:table-cell table:number-columns-repeated="2"/>
          <table:table-cell table:style-name="ce75"/>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82" table:default-cell-style-name="ce91"/>
        <table:table-column table:style-name="co83" table:default-cell-style-name="ce91"/>
        <table:table-column table:style-name="co84"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85" table:default-cell-style-name="ce91"/>
        <table:table-column table:style-name="co33" table:default-cell-style-name="ce91"/>
        <table:table-column table:style-name="co86" table:default-cell-style-name="ce91"/>
        <table:table-column table:style-name="co33" table:visibility="collapse" table:number-columns-repeated="3" table:default-cell-style-name="ce91"/>
        <table:table-column table:style-name="co87" table:visibility="collapse" table:default-cell-style-name="ce91"/>
        <table:table-column table:style-name="co88" table:visibility="collapse" table:default-cell-style-name="ce91"/>
        <table:table-column table:style-name="co34" table:default-cell-style-name="ce91"/>
        <table:table-column table:style-name="co89"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 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 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1</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 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12</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35" office:value-type="string">
            <text:p>TFP013</text:p>
          </table:table-cell>
          <table:table-cell table:style-name="ce35" office:value-type="string">
            <text:p>L1</text:p>
          </table:table-cell>
          <table:table-cell table:style-name="ce35" office:value-type="string">
            <text:p>Probih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 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 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 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 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 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 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2">
          <table:table-cell table:style-name="ce35" office:value-type="string">
            <text:p>TFP025</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35" office:value-type="string">
            <text:p>TFP026</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17">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04"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number-rows-repeated="2">
          <table:table-cell table:style-name="ce1" table:number-columns-repeated="4"/>
          <table:table-cell table:style-name="ce92"/>
          <table:table-cell table:style-name="ce1" table:number-columns-repeated="14"/>
          <table:table-cell table:number-columns-repeated="1005"/>
        </table:table-row>
        <table:table-row table:style-name="ro62" table:number-rows-repeated="65439">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8"/>
        <table:table-column table:style-name="co131" table:default-cell-style-name="ce158"/>
        <table:table-column table:style-name="co28" table:default-cell-style-name="ce158"/>
        <table:table-column table:style-name="co132" table:default-cell-style-name="ce158"/>
        <table:table-column table:style-name="co28" table:default-cell-style-name="ce158"/>
        <table:table-column table:style-name="co133" table:default-cell-style-name="ce158"/>
        <table:table-column table:style-name="co134" table:default-cell-style-name="ce158"/>
        <table:table-column table:style-name="co135" table:default-cell-style-name="ce158"/>
        <table:table-column table:style-name="co136" table:default-cell-style-name="ce158"/>
        <table:table-column table:style-name="co137" table:default-cell-style-name="ce158"/>
        <table:table-column table:style-name="co138" table:default-cell-style-name="ce158"/>
        <table:table-column table:style-name="co28" table:visibility="collapse" table:default-cell-style-name="ce166"/>
        <table:table-column table:style-name="co28" table:visibility="collapse" table:number-columns-repeated="3" table:default-cell-style-name="ce158"/>
        <table:table-column table:style-name="co139" table:default-cell-style-name="ce158"/>
        <table:table-column table:style-name="co140" table:default-cell-style-name="ce158"/>
        <table:table-column table:style-name="co22" table:default-cell-style-name="ce158"/>
        <table:table-column table:style-name="co28" table:number-columns-repeated="1004" table:default-cell-style-name="ce158"/>
        <table:table-column table:style-name="co23" table:default-cell-style-name="ce158"/>
        <table:table-row table:style-name="ro140">
          <table:table-cell table:style-name="ce152" office:value-type="string">
            <text:p>TEST CASE ID</text:p>
          </table:table-cell>
          <table:table-cell table:style-name="ce152" office:value-type="string">
            <text:p>PRIORITY</text:p>
          </table:table-cell>
          <table:table-cell table:style-name="ce152" office:value-type="string">
            <text:p>TITLE</text:p>
          </table:table-cell>
          <table:table-cell table:style-name="ce152" office:value-type="string">
            <text:p>SET UP</text:p>
          </table:table-cell>
          <table:table-cell table:style-name="ce152" office:value-type="string">
            <text:p>STEPS</text:p>
          </table:table-cell>
          <table:table-cell table:style-name="ce152" office:value-type="string">
            <text:p>TEST DATA</text:p>
          </table:table-cell>
          <table:table-cell table:style-name="ce152" office:value-type="string">
            <text:p>EXPECTED RESULTS</text:p>
          </table:table-cell>
          <table:table-cell table:style-name="ce152" office:value-type="string">
            <text:p>ACTUAL RESULT</text:p>
          </table:table-cell>
          <table:table-cell table:style-name="ce152" office:value-type="string">
            <text:p>RESULT</text:p>
          </table:table-cell>
          <table:table-cell table:style-name="ce152" office:value-type="string">
            <text:p>AUTOMATED</text:p>
          </table:table-cell>
          <table:table-cell table:style-name="ce152" office:value-type="string">
            <text:p>TICKET ID</text:p>
          </table:table-cell>
          <table:table-cell table:style-name="ce152" office:value-type="string">
            <text:p>COMMENT</text:p>
          </table:table-cell>
          <table:table-cell table:style-name="ce162" office:value-type="string">
            <text:p>Build Date 9<text:span text:style-name="T1">th</text:span> june</text:p>
          </table:table-cell>
          <table:table-cell table:style-name="ce162"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1">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2">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3">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6">
          <table:table-cell table:style-name="ce153"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9">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0">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1">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8">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7">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4">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3">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5">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154"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155"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6">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9">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2">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5">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6">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5">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7">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2">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2">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70</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5" office:value-type="string">
            <text:p>TE071</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5" office:value-type="string">
            <text:p>TE072</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9">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9">
          <table:table-cell table:style-name="ce35" office:value-type="string">
            <text:p>TE074</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075</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8">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9">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53" office:value-type="string">
            <text:p>TE084</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5</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55">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1">
          <table:table-cell table:style-name="ce35" office:value-type="string">
            <text:p>TE086</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5" office:value-type="string">
            <text:p>TE087</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88</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89</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90</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91</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92</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00</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01</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02</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03</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6">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0">
          <table:table-cell table:style-name="ce53" office:value-type="string">
            <text:p>TE107</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0">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1">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53" office:value-type="string">
            <text:p>TE110</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50">
          <table:table-cell table:style-name="ce35" office:value-type="string">
            <text:p>TE111</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6"/>
          <table:table-cell table:style-name="ce166" table:number-columns-repeated="999"/>
        </table:table-row>
        <table:table-row table:style-name="ro155">
          <table:table-cell table:style-name="ce35" office:value-type="string">
            <text:p>TE112</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13</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14</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15</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16</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24</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25</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26</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27</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53" office:value-type="string">
            <text:p>TE131</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1</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50">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0">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134</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35</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36</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38</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39</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40</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48</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49</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151</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0">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7">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5" table:number-columns-repeated="13"/>
          <table:table-cell table:style-name="ce169" table:number-columns-repeated="999"/>
        </table:table-row>
        <table:table-row table:style-name="ro157">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5" table:number-columns-repeated="13"/>
          <table:table-cell table:style-name="ce169" table:number-columns-repeated="999"/>
        </table:table-row>
        <table:table-row table:style-name="ro148">
          <table:table-cell table:style-name="ce156" office:value-type="string">
            <text:p>TE176</text:p>
          </table:table-cell>
          <table:table-cell table:style-name="ce156" office:value-type="string">
            <text:p>L2</text:p>
          </table:table-cell>
          <table:table-cell table:style-name="ce159" office:value-type="string">
            <text:p>Create Organization with more than 100 Characters.</text:p>
          </table:table-cell>
          <table:table-cell table:style-name="ce156"/>
          <table:table-cell table:style-name="ce15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6"/>
          <table:table-cell table:style-name="ce159" office:value-type="string">
            <text:p>1. Verify that UI of Organization Window Should not get disturbed</text:p>
          </table:table-cell>
          <table:table-cell table:style-name="ce156"/>
          <table:table-cell table:style-name="ce156" office:value-type="string">
            <text:p>FAIL</text:p>
          </table:table-cell>
          <table:table-cell table:style-name="ce156"/>
          <table:table-cell table:style-name="ce156" office:value-type="string">
            <text:p>#196</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9">
          <table:table-cell table:style-name="ce156" office:value-type="string">
            <text:p>TE177</text:p>
          </table:table-cell>
          <table:table-cell table:style-name="ce156" office:value-type="string">
            <text:p>L2</text:p>
          </table:table-cell>
          <table:table-cell table:style-name="ce159" office:value-type="string">
            <text:p>Create Organization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6"/>
          <table:table-cell table:style-name="ce159" office:value-type="string">
            <text:p>1. Verify that UI of Organization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7</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55">
          <table:table-cell table:style-name="ce156" office:value-type="string">
            <text:p>TE178</text:p>
          </table:table-cell>
          <table:table-cell table:style-name="ce156" office:value-type="string">
            <text:p>L2</text:p>
          </table:table-cell>
          <table:table-cell table:style-name="ce159" office:value-type="string">
            <text:p>Create Phase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6"/>
          <table:table-cell table:style-name="ce159" office:value-type="string">
            <text:p>1. Verify that UI of Phase Window Should not get disturbed</text:p>
          </table:table-cell>
          <table:table-cell table:style-name="ce156"/>
          <table:table-cell table:style-name="ce156" office:value-type="string">
            <text:p>FAIL</text:p>
          </table:table-cell>
          <table:table-cell table:style-name="ce156"/>
          <table:table-cell table:style-name="ce156" office:value-type="string">
            <text:p>#198</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4">
          <table:table-cell table:style-name="ce156" office:value-type="string">
            <text:p>TE179</text:p>
          </table:table-cell>
          <table:table-cell table:style-name="ce156" office:value-type="string">
            <text:p>L2</text:p>
          </table:table-cell>
          <table:table-cell table:style-name="ce159" office:value-type="string">
            <text:p>Create Phase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6"/>
          <table:table-cell table:style-name="ce159" office:value-type="string">
            <text:p>1. Verify that UI of Phas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9</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6">
          <table:table-cell table:style-name="ce156" office:value-type="string">
            <text:p>TE180</text:p>
          </table:table-cell>
          <table:table-cell table:style-name="ce156" office:value-type="string">
            <text:p>L2</text:p>
          </table:table-cell>
          <table:table-cell table:style-name="ce159" office:value-type="string">
            <text:p>Create Locale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6"/>
          <table:table-cell table:style-name="ce159" office:value-type="string">
            <text:p>1. Verify that UI of Locale Window Should not get disturbed</text:p>
          </table:table-cell>
          <table:table-cell table:style-name="ce156"/>
          <table:table-cell table:style-name="ce156" office:value-type="string">
            <text:p>FAIL</text:p>
          </table:table-cell>
          <table:table-cell table:style-name="ce156"/>
          <table:table-cell table:style-name="ce156" office:value-type="string">
            <text:p>#20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5">
          <table:table-cell table:style-name="ce156" office:value-type="string">
            <text:p>TE181</text:p>
          </table:table-cell>
          <table:table-cell table:style-name="ce156" office:value-type="string">
            <text:p>L2</text:p>
          </table:table-cell>
          <table:table-cell table:style-name="ce159" office:value-type="string">
            <text:p>Create Locale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6"/>
          <table:table-cell table:style-name="ce159" office:value-type="string">
            <text:p>1. Verify that UI of Local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1</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5">
          <table:table-cell table:style-name="ce156" office:value-type="string">
            <text:p>TE182</text:p>
          </table:table-cell>
          <table:table-cell table:style-name="ce156" office:value-type="string">
            <text:p>L2</text:p>
          </table:table-cell>
          <table:table-cell table:style-name="ce159" office:value-type="string">
            <text:p>Create Event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6"/>
          <table:table-cell table:style-name="ce159" office:value-type="string">
            <text:p>1. Verify that UI of Event Window Should not get disturbed</text:p>
          </table:table-cell>
          <table:table-cell table:style-name="ce156"/>
          <table:table-cell table:style-name="ce156" office:value-type="string">
            <text:p>FAIL</text:p>
          </table:table-cell>
          <table:table-cell table:style-name="ce156"/>
          <table:table-cell table:style-name="ce156" office:value-type="string">
            <text:p>#202</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52">
          <table:table-cell table:style-name="ce156" office:value-type="string">
            <text:p>TE183</text:p>
          </table:table-cell>
          <table:table-cell table:style-name="ce156" office:value-type="string">
            <text:p>L2</text:p>
          </table:table-cell>
          <table:table-cell table:style-name="ce159" office:value-type="string">
            <text:p>Create Event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6"/>
          <table:table-cell table:style-name="ce159" office:value-type="string">
            <text:p>1. Verify that UI of Ev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3</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7">
          <table:table-cell table:style-name="ce156" office:value-type="string">
            <text:p>TE184</text:p>
          </table:table-cell>
          <table:table-cell table:style-name="ce156" office:value-type="string">
            <text:p>L2</text:p>
          </table:table-cell>
          <table:table-cell table:style-name="ce159" office:value-type="string">
            <text:p>Create Agent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6"/>
          <table:table-cell table:style-name="ce159" office:value-type="string">
            <text:p>1. Verify that UI of Agent Window Should not get disturbed</text:p>
          </table:table-cell>
          <table:table-cell table:style-name="ce156"/>
          <table:table-cell table:style-name="ce156" office:value-type="string">
            <text:p>FAIL</text:p>
          </table:table-cell>
          <table:table-cell table:style-name="ce156"/>
          <table:table-cell table:style-name="ce156" office:value-type="string">
            <text:p>#204</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52">
          <table:table-cell table:style-name="ce156" office:value-type="string">
            <text:p>TE185</text:p>
          </table:table-cell>
          <table:table-cell table:style-name="ce156" office:value-type="string">
            <text:p>L2</text:p>
          </table:table-cell>
          <table:table-cell table:style-name="ce159" office:value-type="string">
            <text:p>Create Agent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6"/>
          <table:table-cell table:style-name="ce159" office:value-type="string">
            <text:p>1. Verify that UI of Ag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5</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58">
          <table:table-cell table:style-name="ce157" office:value-type="string">
            <text:p>TE186</text:p>
          </table:table-cell>
          <table:table-cell table:style-name="ce157" office:value-type="string">
            <text:p>L2</text:p>
          </table:table-cell>
          <table:table-cell table:style-name="ce160" office:value-type="string">
            <text:p>Update Medium name with more than 100 Characters</text:p>
          </table:table-cell>
          <table:table-cell table:style-name="ce157"/>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7"/>
          <table:table-cell table:style-name="ce160" office:value-type="string">
            <text:p>1. Verify that UI of Transmission Medium <text:s/>Window Should not get disturbed</text:p>
          </table:table-cell>
          <table:table-cell table:style-name="ce157"/>
          <table:table-cell table:style-name="ce157" office:value-type="string">
            <text:p>FAIL</text:p>
          </table:table-cell>
          <table:table-cell table:style-name="ce157"/>
          <table:table-cell table:style-name="ce157" office:value-type="string">
            <text:p>#210</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4" table:default-cell-style-name="ce91"/>
        <table:table-column table:style-name="co40" table:default-cell-style-name="ce1"/>
        <table:table-column table:style-name="co105" table:default-cell-style-name="ce123"/>
        <table:table-column table:style-name="co106" table:default-cell-style-name="ce91"/>
        <table:table-column table:style-name="co107" table:default-cell-style-name="ce91"/>
        <table:table-column table:style-name="co15" table:default-cell-style-name="ce123"/>
        <table:table-column table:style-name="co108"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99">
          <table:table-cell table:style-name="ce35" office:value-type="string">
            <text:p>PP001</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00">
          <table:table-cell table:style-name="ce124" office:value-type="string">
            <text:p>PP002</text:p>
          </table:table-cell>
          <table:table-cell table:style-name="ce125" office:value-type="string">
            <text:p>L0</text:p>
          </table:table-cell>
          <table:table-cell table:style-name="ce124" office:value-type="string">
            <text:p>“Home” Icon Link</text:p>
          </table:table-cell>
          <table:table-cell table:style-name="ce124"/>
          <table:table-cell table:style-name="ce124" office:value-type="string">
            <text:p>1. Login to the Channels</text:p>
            <text:p>2. Click on 'Information <text:s/>Sharing Guidelines for all Participants'</text:p>
            <text:p>3. Click on 'Home' icon</text:p>
          </table:table-cell>
          <table:table-cell table:style-name="ce124"/>
          <table:table-cell table:style-name="ce124" office:value-type="string">
            <text:p>1. Verify that page with title Responder</text:p>
            <text:p>list for &lt;plan name&gt; gets displayed</text:p>
            <text:p>2. Verify that user successfully navigates to Home page</text:p>
          </table:table-cell>
          <table:table-cell table:style-name="ce124"/>
          <table:table-cell table:style-name="ce124" office:value-type="string">
            <text:p>PASS</text:p>
          </table:table-cell>
          <table:table-cell table:style-name="ce124" office:value-type="string">
            <text:p>NO</text:p>
          </table:table-cell>
          <table:table-cell table:style-name="ce124" office:value-type="string">
            <text:p>#84</text:p>
          </table:table-cell>
          <table:table-cell table:style-name="ce124"/>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8"/>
          <table:table-cell table:style-name="ce126" table:number-columns-repeated="995"/>
          <table:table-cell table:style-name="ce128" table:number-columns-repeated="2"/>
        </table:table-row>
        <table:table-row table:style-name="ro8">
          <table:table-cell table:style-name="ce35" office:value-type="string">
            <text:p>PP003</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01">
          <table:table-cell table:style-name="ce35" office:value-type="string">
            <text:p>PP004</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0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 table:number-rows-repeated="2">
          <table:table-cell table:style-name="ce1"/>
          <table:table-cell/>
          <table:table-cell table:style-name="ce1" table:number-columns-repeated="25"/>
          <table:table-cell table:number-columns-repeated="997"/>
        </table:table-row>
        <table:table-row table:style-name="ro1">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11" table:default-cell-style-name="ce123"/>
        <table:table-column table:style-name="co9" table:default-cell-style-name="ce91"/>
        <table:table-column table:style-name="co112" table:default-cell-style-name="ce91"/>
        <table:table-column table:style-name="co15" table:default-cell-style-name="ce123"/>
        <table:table-column table:style-name="co113"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3">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4">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5">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6">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7">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8">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9">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0">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1">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2">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17" table:default-cell-style-name="ce91"/>
        <table:table-column table:style-name="co27" table:default-cell-style-name="ce123"/>
        <table:table-column table:style-name="co11" table:default-cell-style-name="ce91"/>
        <table:table-column table:style-name="co118" table:default-cell-style-name="ce91"/>
        <table:table-column table:style-name="co15" table:default-cell-style-name="ce123"/>
        <table:table-column table:style-name="co119" table:default-cell-style-name="ce91"/>
        <table:table-column table:style-name="co120" table:default-cell-style-name="ce91"/>
        <table:table-column table:style-name="co9" table:default-cell-style-name="ce91"/>
        <table:table-column table:style-name="co121" table:default-cell-style-name="ce91"/>
        <table:table-column table:style-name="co7" table:default-cell-style-name="ce91"/>
        <table:table-column table:style-name="co122"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24">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5">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26">
          <table:table-cell table:style-name="ce74" office:value-type="string">
            <text:p>SG002</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3</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4</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 table:number-rows-repeated="6">
          <table:table-cell table:number-columns-repeated="3"/>
          <table:table-cell table:style-name="ce1"/>
          <table:table-cell table:style-name="ce123"/>
          <table:table-cell/>
          <table:table-cell table:style-name="ce123"/>
          <table:table-cell table:number-columns-repeated="1017"/>
        </table:table-row>
        <table:table-row table:style-name="ro128">
          <table:table-cell table:number-columns-repeated="3"/>
          <table:table-cell table:style-name="ce1"/>
          <table:table-cell table:style-name="ce123"/>
          <table:table-cell/>
          <table:table-cell table:style-name="ce123"/>
          <table:table-cell table:number-columns-repeated="1017"/>
        </table:table-row>
        <table:table-row table:style-name="ro1" table:number-rows-repeated="4">
          <table:table-cell table:number-columns-repeated="3"/>
          <table:table-cell table:style-name="ce1"/>
          <table:table-cell table:style-name="ce123"/>
          <table:table-cell/>
          <table:table-cell table:style-name="ce123"/>
          <table:table-cell table:number-columns-repeated="1017"/>
        </table:table-row>
        <table:table-row table:style-name="ro1">
          <table:table-cell table:number-columns-repeated="3"/>
          <table:table-cell table:style-name="ce1"/>
          <table:table-cell table:style-name="ce123"/>
          <table:table-cell table:style-name="ce91"/>
          <table:table-cell table:style-name="ce123"/>
          <table:table-cell table:number-columns-repeated="1017"/>
        </table:table-row>
        <table:table-row table:style-name="ro1"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3" table:default-cell-style-name="ce24"/>
        <table:table-column table:style-name="co64" table:default-cell-style-name="ce24"/>
        <table:table-column table:style-name="co124" table:default-cell-style-name="ce24"/>
        <table:table-column table:style-name="co64" table:default-cell-style-name="ce24"/>
        <table:table-column table:style-name="co125" table:default-cell-style-name="ce24"/>
        <table:table-column table:style-name="co64" table:number-columns-repeated="2" table:default-cell-style-name="ce24"/>
        <table:table-column table:style-name="co126"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74" office:value-type="string">
            <text:p>ISR001</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0">
          <table:table-cell table:style-name="ce74" office:value-type="string">
            <text:p>ISR002</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1">
          <table:table-cell table:style-name="ce74" office:value-type="string">
            <text:p>ISR003</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33">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34">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35">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6">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7">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94">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Assignments_And_Commitments.B1:Assignments_And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3">08/03/2011</text:date>, <text:time>17:44:0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3T17:44:01.49</dc:date>
    <meta:editing-cycles>2121</meta:editing-cycles>
    <meta:editing-duration>PT99H39M09S</meta:editing-duration>
    <meta:document-statistic meta:table-count="18" meta:cell-count="8285" meta:object-count="0"/>
  </office:meta>
</office:document-meta>
</file>